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Inter Light" svg:font-family="'Inter Light'" style:font-adornments="Light" style:font-pitch="variable"/>
    <style:font-face style:name="Inter Medium" svg:font-family="'Inter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Inter Light" style:text-underline-style="solid" style:text-underline-width="auto" style:text-underline-color="font-color" officeooo:rsid="00107900" officeooo:paragraph-rsid="00107900"/>
    </style:style>
    <style:style style:name="P2" style:family="paragraph" style:parent-style-name="Text_20_body">
      <style:paragraph-properties fo:text-align="start" style:justify-single-word="false"/>
      <style:text-properties style:font-name="Inter Light" fo:font-size="15pt" style:text-underline-style="none" officeooo:rsid="00107900" officeooo:paragraph-rsid="00107900" style:font-size-asian="15pt" style:font-size-complex="15pt"/>
    </style:style>
    <style:style style:name="P3" style:family="paragraph" style:parent-style-name="Text_20_body">
      <style:paragraph-properties fo:text-align="center" style:justify-single-word="false"/>
      <style:text-properties style:font-name="Inter Light" fo:font-size="18pt" style:text-underline-style="solid" style:text-underline-width="auto" style:text-underline-color="font-color" officeooo:rsid="00107900" officeooo:paragraph-rsid="00107900" style:font-size-asian="18pt" style:font-size-complex="18pt"/>
    </style:style>
    <style:style style:name="P4" style:family="paragraph" style:parent-style-name="Text_20_body">
      <style:paragraph-properties fo:text-align="start" style:justify-single-word="false"/>
      <style:text-properties style:font-name="Inter Light" fo:font-size="11pt" style:text-underline-style="none" officeooo:rsid="00107900" officeooo:paragraph-rsid="00107900" style:font-size-asian="11pt" style:font-size-complex="11pt"/>
    </style:style>
    <style:style style:name="P5" style:family="paragraph" style:parent-style-name="Text_20_body">
      <style:paragraph-properties fo:text-align="start" style:justify-single-word="false"/>
      <style:text-properties officeooo:paragraph-rsid="00125d89"/>
    </style:style>
    <style:style style:name="P6" style:family="paragraph" style:parent-style-name="Text_20_body">
      <style:paragraph-properties fo:text-align="start" style:justify-single-word="false"/>
      <style:text-properties fo:color="#c9211e" loext:opacity="100%" style:font-name="Inter Light" fo:font-size="11pt" style:text-underline-style="solid" style:text-underline-width="auto" style:text-underline-color="font-color" fo:font-weight="bold" officeooo:rsid="00107900" officeooo:paragraph-rsid="00107900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text-align="start" style:justify-single-word="false"/>
      <style:text-properties fo:color="#000000" loext:opacity="100%" style:font-name="Inter Light" fo:font-size="11pt" style:text-underline-style="none" officeooo:rsid="0018fb6a" officeooo:paragraph-rsid="0018fb6a" style:font-size-asian="11pt" style:font-size-complex="11pt"/>
    </style:style>
    <style:style style:name="P8" style:family="paragraph" style:parent-style-name="Text_20_body">
      <style:paragraph-properties fo:text-align="start" style:justify-single-word="false"/>
      <style:text-properties fo:color="#000000" loext:opacity="100%" style:font-name="Inter Light" fo:font-size="11pt" style:text-underline-style="none" officeooo:rsid="001f84ac" officeooo:paragraph-rsid="001f84ac" style:font-size-asian="9.60000038146973pt" style:font-size-complex="11pt"/>
    </style:style>
    <style:style style:name="P9" style:family="paragraph" style:parent-style-name="Text_20_body">
      <style:paragraph-properties fo:text-align="center" style:justify-single-word="false"/>
      <style:text-properties fo:color="#000000" loext:opacity="100%" style:font-name="Inter Light" fo:font-size="18pt" style:text-underline-style="solid" style:text-underline-width="auto" style:text-underline-color="font-color" officeooo:rsid="001f84ac" officeooo:paragraph-rsid="001f84ac" style:font-size-asian="18pt" style:font-size-complex="18pt"/>
    </style:style>
    <style:style style:name="P10" style:family="paragraph" style:parent-style-name="Text_20_body">
      <style:paragraph-properties fo:text-align="start" style:justify-single-word="false"/>
      <style:text-properties fo:font-size="11pt" officeooo:paragraph-rsid="00107900" style:font-size-asian="11pt" style:font-size-complex="11pt"/>
    </style:style>
    <style:style style:name="P11" style:family="paragraph" style:parent-style-name="Text_20_body">
      <style:paragraph-properties fo:margin-top="0cm" fo:margin-bottom="0.046cm" style:contextual-spacing="false" fo:text-align="start" style:justify-single-word="false"/>
      <style:text-properties fo:color="#000000" loext:opacity="100%" style:font-name="Inter Light" fo:font-size="11pt" style:text-underline-style="none" officeooo:rsid="001f84ac" officeooo:paragraph-rsid="001f84ac" style:font-size-asian="11pt" style:font-size-complex="11pt"/>
    </style:style>
    <style:style style:name="P12" style:family="paragraph" style:parent-style-name="Text_20_body">
      <style:paragraph-properties fo:margin-top="0cm" fo:margin-bottom="0.046cm" style:contextual-spacing="false" fo:text-align="start" style:justify-single-word="false"/>
      <style:text-properties fo:color="#000000" loext:opacity="100%" style:font-name="Inter Light" fo:font-size="11pt" style:text-underline-style="none" officeooo:rsid="00226da2" officeooo:paragraph-rsid="00226da2" style:font-size-asian="11pt" style:font-size-complex="11pt"/>
    </style:style>
    <style:style style:name="P13" style:family="paragraph" style:parent-style-name="Text_20_body">
      <style:paragraph-properties fo:margin-top="0cm" fo:margin-bottom="0.046cm" style:contextual-spacing="false" fo:text-align="start" style:justify-single-word="false"/>
      <style:text-properties fo:color="#000000" loext:opacity="100%" style:font-name="Inter Light" fo:font-size="12pt" style:text-underline-style="none" officeooo:rsid="001f84ac" officeooo:paragraph-rsid="0023bfea" style:font-size-asian="12pt" style:font-size-complex="12pt"/>
    </style:style>
    <style:style style:name="P14" style:family="paragraph" style:parent-style-name="Title">
      <style:text-properties style:font-name="Inter Medium" fo:font-size="40pt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P15" style:family="paragraph" style:parent-style-name="Text_20_body">
      <style:paragraph-properties fo:margin-top="0cm" fo:margin-bottom="0.046cm" style:contextual-spacing="false" fo:text-align="start" style:justify-single-word="false"/>
      <style:text-properties fo:color="#000000" loext:opacity="100%" style:font-name="Inter Light" fo:font-size="11pt" style:text-underline-style="none" officeooo:rsid="002b453d" officeooo:paragraph-rsid="002b453d" style:font-size-asian="11pt" style:font-size-complex="11pt"/>
    </style:style>
    <style:style style:name="T1" style:family="text">
      <style:text-properties officeooo:rsid="00107900"/>
    </style:style>
    <style:style style:name="T2" style:family="text">
      <style:text-properties officeooo:rsid="0010eb1f"/>
    </style:style>
    <style:style style:name="T3" style:family="text">
      <style:text-properties style:font-name="Inter Light" style:text-underline-style="none" officeooo:rsid="00107900"/>
    </style:style>
    <style:style style:name="T4" style:family="text">
      <style:text-properties style:font-name="Inter Light" style:text-underline-style="none" officeooo:rsid="0010eb1f"/>
    </style:style>
    <style:style style:name="T5" style:family="text">
      <style:text-properties style:font-name="Inter Light" style:text-underline-style="none" officeooo:rsid="00207607"/>
    </style:style>
    <style:style style:name="T6" style:family="text">
      <style:text-properties fo:color="#000000" loext:opacity="100%" style:font-name="Inter Light" fo:font-size="15pt" style:text-underline-style="none" officeooo:rsid="0018fb6a" style:font-size-asian="15pt" style:font-size-complex="15pt"/>
    </style:style>
    <style:style style:name="T7" style:family="text">
      <style:text-properties fo:color="#000000" loext:opacity="100%" style:font-name="Inter Light" fo:font-size="15pt" style:text-underline-style="none" officeooo:rsid="00125d89" style:font-size-asian="15pt" style:font-size-complex="15pt"/>
    </style:style>
    <style:style style:name="T8" style:family="text">
      <style:text-properties fo:color="#000000" loext:opacity="100%" style:font-name="Inter Light" fo:font-size="15pt" style:text-underline-style="none" officeooo:rsid="0017c3a5" style:font-size-asian="15pt" style:font-size-complex="15pt"/>
    </style:style>
    <style:style style:name="T9" style:family="text">
      <style:text-properties officeooo:rsid="001ae44e"/>
    </style:style>
    <style:style style:name="T10" style:family="text">
      <style:text-properties officeooo:rsid="001b2093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1pt" officeooo:rsid="00266152" style:font-size-asian="11pt" style:font-size-complex="11pt"/>
    </style:style>
    <style:style style:name="T14" style:family="text">
      <style:text-properties fo:font-size="11pt" officeooo:rsid="002a6117" style:font-size-asian="11pt" style:font-size-complex="11pt"/>
    </style:style>
    <style:style style:name="T15" style:family="text">
      <style:text-properties officeooo:rsid="002509d9"/>
    </style:style>
    <style:style style:name="T16" style:family="text">
      <style:text-properties officeooo:rsid="00266152"/>
    </style:style>
    <style:style style:name="T17" style:family="text">
      <style:text-properties officeooo:rsid="00284a7d"/>
    </style:style>
    <style:style style:name="T18" style:family="text">
      <style:text-properties officeooo:rsid="00286986"/>
    </style:style>
    <style:style style:name="T19" style:family="text">
      <style:text-properties officeooo:rsid="002a6117"/>
    </style:style>
    <style:style style:name="T20" style:family="text">
      <style:text-properties officeooo:rsid="002f69ca"/>
    </style:style>
    <style:style style:name="T21" style:family="text">
      <style:text-properties officeooo:rsid="003257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DGB GESTION <text:span text:style-name="T1">MANUEL</text:span></text:p>
      <text:p text:style-name="P1"/>
      <text:p text:style-name="P3">STRUCTURE DES FICHIERS ATTENDUE</text:p>
      <text:p text:style-name="P2"/>
      <text:p text:style-name="P2">Le <text:span text:style-name="T15">P</text:span>lan <text:span text:style-name="T15">C</text:span>omptable</text:p>
      <text:p text:style-name="P10"><text:span text:style-name="T3">- </text:span><text:span text:style-name="T4">Les intitulés de lignes doivent se trouver sur la 1ère colonne pour le </text:span><text:span text:style-name="T5">section</text:span><text:span text:style-name="T4"> chantier et la 5ème colonne pour l</text:span><text:span text:style-name="T5">a section</text:span><text:span text:style-name="T4"> structure</text:span></text:p>
      <text:p text:style-name="P4">- L<text:span text:style-name="T2">es i</text:span>ntitulés de colonne<text:span text:style-name="T2">s doivent se trouver sur la 2ème ligne</text:span></text:p>
      <text:p text:style-name="P6">! <text:span text:style-name="T2">NE PAS CACHER DE TEXTE EN DESSOUS DU PLAN !</text:span></text:p>
      <text:p text:style-name="P5"><text:span text:style-name="T6">C</text:span><text:span text:style-name="T7">hantiers / </text:span><text:span text:style-name="T6">C</text:span><text:span text:style-name="T8">omptes de charges / </text:span><text:span text:style-name="T6">S</text:span><text:span text:style-name="T8">tructure</text:span></text:p>
      <text:p text:style-name="P7">Vérifier la présence des champs ‘<text:span text:style-name="T10">Journal’ / </text:span>‘<text:span text:style-name="T9">Général’ / ‘Date’ / ‘Débit’ / ‘Crédit’ / ‘Section analytique’</text:span></text:p>
      <text:p text:style-name="P7"/>
      <text:p text:style-name="P9">TECHNIQUE</text:p>
      <text:p text:style-name="P8"/>
      <text:p text:style-name="P13"><text:span text:style-name="T11">Le plan comptable</text:span> <text:span text:style-name="T12">est divisé en 2 DataFrame </text:span><text:span text:style-name="T14">parents</text:span><text:span text:style-name="T13"> </text:span><text:span text:style-name="T12">:</text:span></text:p>
      <text:p text:style-name="P11"><text:span text:style-name="T20">df</text:span>AccountSite ( la partie du plan qui concerne les chantiers )</text:p>
      <text:p text:style-name="P11"><text:span text:style-name="T20">df</text:span>AccountStruct ( la partie du plan qui concerne la structure )</text:p>
      <text:p text:style-name="P12">Pour traiter les données du plan comptable on <text:span text:style-name="T16">itère sur </text:span><text:span text:style-name="T17">le champ poste et on crée une nouvelle DataFrame </text:span><text:span text:style-name="T19">enfant</text:span><text:span text:style-name="T18"> </text:span><text:span text:style-name="T17">pour chaque poste.</text:span></text:p>
      <text:p text:style-name="P15">On stocke ces DataFrame enfant dans <text:span text:style-name="T20">deux</text:span> dictionnaire<text:span text:style-name="T20">s ( Site/Struct )</text:span> avec le nom du poste en clé</text:p>
      <text:p text:style-name="P15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Inter Light" svg:font-family="'Inter Light'" style:font-adornments="Light" style:font-pitch="variable"/>
    <style:font-face style:name="Inter Medium" svg:font-family="'Inter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ial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ial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" style:font-family-asian="Arial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9T10:09:08.903515040</meta:creation-date>
    <dc:date>2020-10-09T15:09:51.779525655</dc:date>
    <meta:editing-duration>PT36M46S</meta:editing-duration>
    <meta:editing-cycles>29</meta:editing-cycles>
    <meta:generator>LibreOffice/7.0.1.2$Linux_X86_64 LibreOffice_project/00$Build-2</meta:generator>
    <meta:document-statistic meta:table-count="0" meta:image-count="0" meta:object-count="0" meta:page-count="1" meta:paragraph-count="14" meta:word-count="155" meta:character-count="872" meta:non-whitespace-character-count="731"/>
  </office:meta>
</office:document-meta>
</file>